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3:12:25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3:12:37.719000000</dc:date>
    <meta:print-date>2006-09-05T16:08:04</meta:print-date>
    <meta:editing-duration>PT52M6S</meta:editing-duration>
    <meta:editing-cycles>21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4" style:family="chart" style:data-style-name="N16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plot-area chart:style-name="ch2" table:cell-range-address="Mo_példa_06_a.E10:Mo_példa_06_a.H14 Mo_példa_06_a.D11:Mo_példa_06_a.D14" chart:data-source-has-labels="both" svg:x="0.359cm" svg:y="0.18cm" svg:width="17.278cm" svg:height="8.656cm">
          <chartooo:coordinate-region svg:x="1.087cm" svg:y="0.18cm" svg:width="15.821cm" svg:height="8.062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